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eb88" officeooo:paragraph-rsid="0009eb88" style:font-weight-asian="bold" style:font-weight-complex="bold"/>
    </style:style>
    <style:style style:name="P2" style:family="paragraph" style:parent-style-name="Standard">
      <style:text-properties fo:font-weight="normal" officeooo:rsid="0009eb88" officeooo:paragraph-rsid="0009eb88" style:font-weight-asian="normal" style:font-weight-complex="normal"/>
    </style:style>
    <style:style style:name="P3" style:family="paragraph" style:parent-style-name="Standard">
      <style:text-properties fo:font-weight="normal" officeooo:rsid="000be4d6" officeooo:paragraph-rsid="000be4d6" style:font-weight-asian="normal" style:font-weight-complex="normal"/>
    </style:style>
    <style:style style:name="P4" style:family="paragraph" style:parent-style-name="Standard">
      <style:text-properties fo:font-weight="normal" officeooo:rsid="000be4d6" officeooo:paragraph-rsid="00101209" style:font-weight-asian="normal" style:font-weight-complex="normal"/>
    </style:style>
    <style:style style:name="P5" style:family="paragraph" style:parent-style-name="Standard">
      <style:text-properties fo:font-style="normal" fo:font-weight="normal" officeooo:rsid="000be4d6" officeooo:paragraph-rsid="000be4d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ce181e" fo:font-weight="normal" officeooo:rsid="000be4d6" officeooo:paragraph-rsid="000be4d6" style:font-weight-asian="normal" style:font-weight-complex="normal"/>
    </style:style>
    <style:style style:name="T1" style:family="text">
      <style:text-properties officeooo:rsid="0015dd26"/>
    </style:style>
    <style:style style:name="T2" style:family="text">
      <style:text-properties fo:font-weight="bold" officeooo:rsid="0015dd26" style:font-weight-asian="bold" style:font-weight-complex="bold"/>
    </style:style>
    <style:style style:name="T3" style:family="text">
      <style:text-properties fo:font-weight="bold" officeooo:rsid="00101209" style:font-weight-asian="bold" style:font-weight-complex="bold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5dd26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fo:font-style="italic" officeooo:rsid="0015dd26" fo:background-color="#fff200" loext:char-shading-value="0" style:font-style-asian="italic" style:font-style-complex="italic"/>
    </style:style>
    <style:style style:name="T8" style:family="text">
      <style:text-properties fo:font-style="italic" fo:background-color="#fff200" loext:char-shading-value="0" style:font-style-asian="italic" style:font-style-complex="italic"/>
    </style:style>
    <style:style style:name="T9" style:family="text">
      <style:text-properties fo:font-style="italic" fo:font-weight="bold" officeooo:rsid="0015dd26" fo:background-color="#fff200" loext:char-shading-value="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5dd26" fo:background-color="#fff200" loext:char-shading-value="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5dd26" style:font-style-asian="italic" style:font-weight-asian="bold" style:font-style-complex="italic" style:font-weight-complex="bold"/>
    </style:style>
    <style:style style:name="T13" style:family="text">
      <style:text-properties officeooo:rsid="00101209"/>
    </style:style>
    <style:style style:name="T14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ete record:</text:p>
      <text:p text:style-name="P1"/>
      <text:p text:style-name="P2">1.<text:span text:style-name="T1"> <text:s text:c="4"/><text:tab/> </text:span><text:span text:style-name="T2">lib.php..............................</text:span></text:p>
      <text:p text:style-name="P2"><text:span text:style-name="T2"><text:s text:c="4"/></text:span><text:span text:style-name="T1"><text:s text:c="4"/><text:tab/> $array .= html_writer::start_tag('a', array('class' =&gt; 'dropdown-item', 'href' =&gt; </text:span><text:span text:style-name="T10">$CFG-<text:tab/>&gt;wwwroot.'/local/crud/index.php?id='.$id.'&amp;deletedflag=1', 'class'=&gt;"dropdown-item"</text:span><text:span text:style-name="T1">));</text:span></text:p>
      <text:p text:style-name="P2"><text:span text:style-name="T1"><text:s text:c="7"/><text:tab/> $array .= html_writer::start_tag('i', <text:s/>array('class' =&gt; 'fa fa-trash iconspad'));</text:span></text:p>
      <text:p text:style-name="P2"><text:span text:style-name="T1"><text:s text:c="6"/><text:tab/> $array .= get_string('link3','local_crud'); <text:s text:c="2"/>// link3 = delete record.</text:span></text:p>
      <text:p text:style-name="P2"><text:span text:style-name="T1"><text:s text:c="7"/><text:tab/> $array .= html_writer::end_tag('a');</text:span></text:p>
      <text:p text:style-name="P2"><text:span text:style-name="T1"><text:s text:c="7"/><text:tab/> $array .= html_writer::end_tag('i');</text:span></text:p>
      <text:p text:style-name="P2"/>
      <text:p text:style-name="P3">2. <text:tab/><text:span text:style-name="T14">function dlt_record($id) <text:s text:c="2"/>// Create function for delete record.</text:span></text:p>
      <text:p text:style-name="P6"><text:s text:c="4"/><text:tab/>{</text:p>
      <text:p text:style-name="P6"><text:s text:c="4"/><text:tab/>global $DB;</text:p>
      <text:p text:style-name="P6"><text:s text:c="4"/><text:tab/>$deletedrecord = $DB-&gt;delete_records('std_detail', array ('id' =&gt; $id));</text:p>
      <text:p text:style-name="P3"><text:span text:style-name="T14"><text:s text:c="3"/><text:tab/>}</text:span><text:tab/></text:p>
      <text:p text:style-name="P3"/>
      <text:p text:style-name="P3">3. <text:s text:c="6"/><text:tab/><text:span text:style-name="T2">Index.php.........................</text:span></text:p>
      <text:p text:style-name="P3"><text:span text:style-name="T2"><text:tab/></text:span><text:span text:style-name="T3">(before mform)</text:span></text:p>
      <text:p text:style-name="P3"><text:span text:style-name="T2"><text:tab/></text:span><text:span text:style-name="T1">$id = optional_param('id','',PARAM_INT); <text:s/>// </text:span>Used for both updation and deletion.</text:p>
      <text:p text:style-name="P4"><text:tab/><text:span text:style-name="T11">$deleteid = optional_param('deletedflag', '', PARAM_INT);</text:span> //<text:span text:style-name="T13">Used only for deletion.</text:span></text:p>
      <text:p text:style-name="P4"/>
      <text:p text:style-name="P4"><text:tab/><text:span text:style-name="T3">(After the updation query)</text:span></text:p>
      <text:p text:style-name="P4"><text:tab/>if(!empty($id)&amp;&amp;($deleteid==1))</text:p>
      <text:p text:style-name="P4"><text:s text:c="8"/>{</text:p>
      <text:p text:style-name="P4"><text:s text:c="12"/>$deletedrecord = dlt_record($id);</text:p>
      <text:p text:style-name="P4"><text:s text:c="12"/>$alert .= <text:s text:c="2"/>html_writer::start_tag('div',array('class' =&gt; 'alert alert-success' ));</text:p>
      <text:p text:style-name="P4"><text:s text:c="12"/>$alert .= "record deleted successfully";</text:p>
      <text:p text:style-name="P4"><text:s text:c="12"/>$alert .= html_writer::end_tag('div');</text:p>
      <text:p text:style-name="P4"><text:s text:c="8"/>} </text:p>
      <text:p text:style-name="P3"><text:span text:style-name="T1"><text:s text:c="2"/></text:span></text:p>
      <text:p text:style-name="P3"><text:span text:style-name="T10"/></text:p>
      <text:p text:style-name="P3"><text:span text:style-name="T10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0:40:55.581553559</meta:creation-date>
    <dc:date>2019-11-26T11:30:45.601721149</dc:date>
    <meta:editing-duration>PT39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05" meta:character-count="1223" meta:non-whitespace-character-count="983"/>
  </office:meta>
</office:document-meta>
</file>